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45mm"/>
    </style:style>
    <style:style style:name="co2" style:family="table-column">
      <style:table-column-properties fo:break-before="auto" style:column-width="6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2.6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51pt solid #000000" fo:background-color="#0099ff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51pt solid #000000" fo:background-color="#99ccff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ccccff" fo:border="0.06pt solid #0000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2pt" style:language-complex="zxx" style:country-complex="none" style:font-style-complex="italic" style:font-weight-complex="normal" style:text-emphasize="none" style:font-relief="none"/>
    </style:style>
    <style:style style:name="ce11" style:family="table-cell" style:parent-style-name="Default">
      <style:table-cell-properties fo:border-bottom="0.51pt solid #000000" fo:background-color="#0099ff" fo:border-left="none" fo:border-right="none" fo:border-top="0.51pt solid #000000"/>
    </style:style>
    <style:style style:name="ce13" style:family="table-cell" style:parent-style-name="Default">
      <style:table-cell-properties fo:border-bottom="none" fo:background-color="#99ccff" fo:border-left="none" fo:border-right="0.51pt solid #000000" fo:border-top="0.51pt solid #0000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background-color="#99ccff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6pt solid #000000" fo:background-color="#99ccff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none" fo:background-color="#0099ff" fo:border-left="none" fo:border-right="0.51pt solid #000000" fo:border-top="0.51pt solid #0000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fo:background-color="#0099ff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6pt solid #000000" fo:background-color="#0099ff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default-cell-style-name="ce8"/>
        <table:table-column table:style-name="co2" table:default-cell-style-name="ce27"/>
        <table:table-column table:style-name="co2" table:default-cell-style-name="ce30"/>
        <table:table-row table:style-name="ro1">
          <table:table-cell table:style-name="ce1" office:value-type="string" calcext:value-type="string">
            <text:p>Évaluation de la note d’accompagnement</text:p>
          </table:table-cell>
          <table:table-cell table:style-name="Default" table:number-columns-repeated="2"/>
        </table:table-row>
        <table:table-row table:style-name="ro2">
          <table:table-cell table:style-name="ce2"/>
          <table:table-cell table:style-name="Default" table:number-columns-repeated="2"/>
        </table:table-row>
        <table:table-row table:style-name="ro3">
          <table:table-cell table:style-name="ce3" office:value-type="string" calcext:value-type="string">
            <text:p>Vérification définitive</text:p>
          </table:table-cell>
          <table:table-cell table:style-name="ce11"/>
          <table:table-cell table:style-name="ce19"/>
        </table:table-row>
        <table:table-row table:style-name="ro3">
          <table:table-cell table:style-name="ce5" office:value-type="string" calcext:value-type="string">
            <text:p>Première vérification</text:p>
          </table:table-cell>
          <table:table-cell table:style-name="ce13"/>
          <table:table-cell table:style-name="ce20"/>
        </table:table-row>
        <table:table-row table:style-name="ro3">
          <table:table-cell table:style-name="ce6"/>
          <table:table-cell table:style-name="ce14"/>
          <table:table-cell table:style-name="ce20"/>
        </table:table-row>
        <table:table-row table:style-name="ro3">
          <table:table-cell table:style-name="ce24" office:value-type="string" calcext:value-type="string" table:number-columns-spanned="3" table:number-rows-spanned="1">
            <text:p>PRESENTATION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<text:s/>Couverture (non paginée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Titre du proj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Nom de l'étudia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Da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Table des matièr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Utilisation de sty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Equilibré / 3 niveaux maximum</text:p>
          </table:table-cell>
          <table:table-cell table:number-columns-repeated="2"/>
        </table:table-row>
        <table:table-row table:style-name="ro3">
          <table:table-cell table:style-name="ce24" office:value-type="string" calcext:value-type="string" table:number-columns-spanned="3" table:number-rows-spanned="1">
            <text:p>INTRODUCTION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<text:s/>Environ une p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Projet clairement défin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Pas un amalgame de contenu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Présentation du contenu de la note</text:p>
          </table:table-cell>
          <table:table-cell table:number-columns-repeated="2"/>
        </table:table-row>
        <table:table-row table:style-name="ro3">
          <table:table-cell table:style-name="ce24" office:value-type="string" calcext:value-type="string" table:number-columns-spanned="3" table:number-rows-spanned="1">
            <text:p>CORPS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<text:s/>Pagination (numéro à chaque page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Titre dans l’entê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Deux à quatre parties équilibré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Taille de police : 12 à 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Police classique (FreeMono)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Titre en évidenc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Pas de clipart (sauf apport de sens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Pas de couleur si elle n'apporte pas de sens</text:p>
          </table:table-cell>
          <table:table-cell table:number-columns-repeated="2"/>
        </table:table-row>
        <table:table-row table:style-name="ro3">
          <table:table-cell table:style-name="ce24" office:value-type="string" calcext:value-type="string" table:number-columns-spanned="3" table:number-rows-spanned="1">
            <text:p>CONCLUSION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<text:s/>Personnelle / propre au suj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Offrir un bila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Offrir des perspectiv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Environ une page</text:p>
          </table:table-cell>
          <table:table-cell table:number-columns-repeated="2"/>
        </table:table-row>
        <table:table-row table:style-name="ro3">
          <table:table-cell table:style-name="ce24" office:value-type="string" calcext:value-type="string" table:number-columns-spanned="3" table:number-rows-spanned="1">
            <text:p>CONTENU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<text:s/>Objectifs de la présentation bien défini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Répartition du travail du groupe bien présenté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Sources décrites et évalué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Articulation cohéren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Expérimentation éventuel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Objectifs exprimé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Problèmes existan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Piste d'aveni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Pas une description d'un produi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Pas un manu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Mise en apposition avec des technologies similair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Originalité des découpages et des titres</text:p>
          </table:table-cell>
          <table:table-cell table:number-columns-repeated="2"/>
        </table:table-row>
        <table:table-row table:style-name="ro3">
          <table:table-cell table:style-name="ce24" office:value-type="string" calcext:value-type="string" table:number-columns-spanned="3" table:number-rows-spanned="1">
            <text:p>CORRECTION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<text:s/>Orthographe (a minima, corrigée par le traitement de textes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Grammaire respecté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Syntaxe</text:p>
          </table:table-cell>
          <table:table-cell table:number-columns-repeated="2"/>
        </table:table-row>
        <table:table-row table:style-name="ro4">
          <table:table-cell table:style-name="ce9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Indiquer dans la grille un + si réalisé ou conforme, un O sinon. </text:p>
          </table:table-cell>
          <table:table-cell table:style-name="Default" table:number-columns-repeated="2"/>
        </table:table-row>
      </table:table>
      <table:table table:name="Feuille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1.01mm" fo:margin-bottom="11.01mm" fo:margin-left="27.01mm" fo:margin-right="2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4:44:39.601750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7-09-25T12:06:23</meta:creation-date>
    <dc:date>2020-11-16T14:45:15.443242916</dc:date>
    <meta:print-date>2007-09-25T12:14:00</meta:print-date>
    <dc:language>fr-FR</dc:language>
    <meta:editing-cycles>12</meta:editing-cycles>
    <meta:editing-duration>PT59M4S</meta:editing-duration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